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temCacheImpl.itemDestroyed( Item item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ItemCacheImpl.getItem( ItemState 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temCacheImpl.evictItem( ItemState itemStat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temCacheImpl.itemCreated( Item item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ItemCacheImpl.ItemCacheImpl( int max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temCacheImpl.dump( PrintStream p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ItemCacheImpl.itemUpdated( Item item , boolean modified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ItemCacheImpl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temCacheImpl.cacheItem( ItemState state , Item item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